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d4185"/>
    </style:style>
    <style:style style:name="P2" style:family="paragraph" style:parent-style-name="Standard">
      <style:text-properties style:font-name="Liberation Sans" fo:language="en" fo:country="US" officeooo:rsid="000ffb5e" officeooo:paragraph-rsid="000ffb5e"/>
    </style:style>
    <style:style style:name="P3" style:family="paragraph" style:parent-style-name="Standard">
      <style:paragraph-properties fo:text-align="justify" style:justify-single-word="false"/>
      <style:text-properties style:font-name="Liberation Sans" fo:language="en" fo:country="US" officeooo:rsid="000ffb5e" officeooo:paragraph-rsid="000ffb5e"/>
    </style:style>
    <style:style style:name="P4" style:family="paragraph" style:parent-style-name="Standard">
      <style:paragraph-properties fo:text-align="justify" style:justify-single-word="false"/>
      <style:text-properties style:font-name="Liberation Sans" fo:language="en" fo:country="US" officeooo:rsid="001153a6" officeooo:paragraph-rsid="001153a6"/>
    </style:style>
    <style:style style:name="P5" style:family="paragraph" style:parent-style-name="Standard">
      <style:paragraph-properties fo:text-align="justify" style:justify-single-word="false"/>
      <style:text-properties style:font-name="Liberation Sans" fo:language="en" fo:country="US" officeooo:rsid="0014209d" officeooo:paragraph-rsid="0014209d"/>
    </style:style>
    <style:style style:name="P6" style:family="paragraph" style:parent-style-name="Standard">
      <style:paragraph-properties fo:text-align="justify" style:justify-single-word="false"/>
      <style:text-properties style:font-name="Liberation Sans" fo:language="en" fo:country="US" officeooo:rsid="0015877c" officeooo:paragraph-rsid="0015877c"/>
    </style:style>
    <style:style style:name="P7" style:family="paragraph" style:parent-style-name="Standard">
      <style:paragraph-properties fo:text-align="justify" style:justify-single-word="false"/>
      <style:text-properties style:font-name="Liberation Sans" fo:language="en" fo:country="US" officeooo:rsid="00189bdf" officeooo:paragraph-rsid="00189bdf"/>
    </style:style>
    <style:style style:name="P8" style:family="paragraph" style:parent-style-name="Standard">
      <style:paragraph-properties fo:text-align="justify" style:justify-single-word="false"/>
      <style:text-properties style:font-name="Liberation Sans" fo:language="en" fo:country="US" officeooo:rsid="0019e62b" officeooo:paragraph-rsid="0019e62b"/>
    </style:style>
    <style:style style:name="P9" style:family="paragraph" style:parent-style-name="Standard">
      <style:paragraph-properties fo:text-align="justify" style:justify-single-word="false"/>
      <style:text-properties style:font-name="Liberation Sans" fo:language="en" fo:country="US" officeooo:rsid="001acade" officeooo:paragraph-rsid="001acade"/>
    </style:style>
    <style:style style:name="P10" style:family="paragraph" style:parent-style-name="Standard">
      <style:paragraph-properties fo:text-align="justify" style:justify-single-word="false"/>
      <style:text-properties style:font-name="Liberation Sans" fo:language="en" fo:country="US" officeooo:rsid="001c6ca7" officeooo:paragraph-rsid="001c6ca7"/>
    </style:style>
    <style:style style:name="P11" style:family="paragraph" style:parent-style-name="Standard">
      <style:paragraph-properties fo:text-align="justify" style:justify-single-word="false"/>
      <style:text-properties style:font-name="Liberation Sans" fo:language="en" fo:country="US" officeooo:rsid="001d3d2c" officeooo:paragraph-rsid="001d3d2c"/>
    </style:style>
    <style:style style:name="P12" style:family="paragraph" style:parent-style-name="Standard">
      <style:paragraph-properties fo:text-align="justify" style:justify-single-word="false"/>
      <style:text-properties style:font-name="Liberation Sans" fo:language="en" fo:country="US" officeooo:rsid="001d4185" officeooo:paragraph-rsid="001d4185"/>
    </style:style>
    <style:style style:name="P13" style:family="paragraph" style:parent-style-name="Standard">
      <style:paragraph-properties fo:text-align="justify" style:justify-single-word="false"/>
      <style:text-properties style:font-name="Liberation Sans" fo:language="en" fo:country="US" officeooo:rsid="001f1ebf" officeooo:paragraph-rsid="001f1ebf"/>
    </style:style>
    <style:style style:name="P14" style:family="paragraph" style:parent-style-name="Standard">
      <style:paragraph-properties fo:text-align="justify" style:justify-single-word="false"/>
      <style:text-properties style:font-name="Liberation Sans" fo:language="en" fo:country="US" fo:font-style="normal" officeooo:rsid="0023c30e" officeooo:paragraph-rsid="0023c30e" style:font-style-asian="normal" style:font-style-complex="normal"/>
    </style:style>
    <style:style style:name="P15" style:family="paragraph" style:parent-style-name="Standard">
      <style:paragraph-properties fo:text-align="justify" style:justify-single-word="false"/>
      <style:text-properties style:font-name="Liberation Sans" fo:language="en" fo:country="US" fo:font-style="normal" officeooo:rsid="00250960" officeooo:paragraph-rsid="00250960" style:font-style-asian="normal" style:font-style-complex="normal"/>
    </style:style>
    <style:style style:name="P16" style:family="paragraph" style:parent-style-name="Standard">
      <style:paragraph-properties fo:text-align="justify" style:justify-single-word="false"/>
      <style:text-properties style:font-name="Liberation Sans" fo:language="en" fo:country="US" fo:font-style="normal" officeooo:rsid="002639b6" officeooo:paragraph-rsid="002639b6" style:font-style-asian="normal" style:font-style-complex="normal"/>
    </style:style>
    <style:style style:name="P17" style:family="paragraph" style:parent-style-name="Standard">
      <style:paragraph-properties fo:text-align="justify" style:justify-single-word="false"/>
      <style:text-properties style:font-name="Liberation Sans" fo:language="en" fo:country="US" fo:font-style="normal" officeooo:rsid="002818f4" officeooo:paragraph-rsid="002818f4" style:font-style-asian="normal" style:font-style-complex="normal"/>
    </style:style>
    <style:style style:name="P18" style:family="paragraph" style:parent-style-name="Standard">
      <style:paragraph-properties fo:text-align="justify" style:justify-single-word="false"/>
      <style:text-properties style:font-name="Liberation Sans" fo:language="en" fo:country="US" fo:font-style="normal" officeooo:rsid="0029454d" officeooo:paragraph-rsid="0029454d" style:font-style-asian="normal" style:font-style-complex="normal"/>
    </style:style>
    <style:style style:name="P19" style:family="paragraph" style:parent-style-name="Standard">
      <style:paragraph-properties fo:text-align="justify" style:justify-single-word="false"/>
      <style:text-properties style:font-name="Liberation Sans" fo:language="en" fo:country="US" fo:font-style="normal" officeooo:rsid="002c09ef" officeooo:paragraph-rsid="002c09ef" style:font-style-asian="normal" style:font-style-complex="normal"/>
    </style:style>
    <style:style style:name="P20" style:family="paragraph" style:parent-style-name="Standard">
      <style:paragraph-properties fo:text-align="justify" style:justify-single-word="false"/>
      <style:text-properties style:font-name="Liberation Sans" fo:language="en" fo:country="US" fo:font-style="normal" officeooo:rsid="00306872" officeooo:paragraph-rsid="00306872" style:font-style-asian="normal" style:font-style-complex="normal"/>
    </style:style>
    <style:style style:name="P21" style:family="paragraph" style:parent-style-name="Standard">
      <style:paragraph-properties fo:text-align="justify" style:justify-single-word="false"/>
      <style:text-properties style:font-name="Liberation Sans" fo:language="en" fo:country="US" fo:font-style="normal" officeooo:rsid="00308652" officeooo:paragraph-rsid="00308652" style:font-style-asian="normal" style:font-style-complex="normal"/>
    </style:style>
    <style:style style:name="P22" style:family="paragraph" style:parent-style-name="Standard">
      <style:paragraph-properties fo:text-align="justify" style:justify-single-word="false"/>
      <style:text-properties style:font-name="Liberation Sans" fo:language="en" fo:country="US" fo:font-style="normal" officeooo:rsid="00319d20" officeooo:paragraph-rsid="00319d20" style:font-style-asian="normal" style:font-style-complex="normal"/>
    </style:style>
    <style:style style:name="P23" style:family="paragraph" style:parent-style-name="Standard">
      <style:paragraph-properties fo:text-align="justify" style:justify-single-word="false"/>
      <style:text-properties style:font-name="Liberation Sans" fo:language="en" fo:country="US" fo:font-style="normal" officeooo:rsid="0035bcdf" officeooo:paragraph-rsid="0035bcdf" style:font-style-asian="normal" style:font-style-complex="normal"/>
    </style:style>
    <style:style style:name="P24" style:family="paragraph" style:parent-style-name="Standard">
      <style:paragraph-properties fo:text-align="justify" style:justify-single-word="false"/>
      <style:text-properties style:font-name="Liberation Sans" fo:language="en" fo:country="US" fo:font-style="normal" officeooo:rsid="003665df" officeooo:paragraph-rsid="003665df" style:font-style-asian="normal" style:font-style-complex="normal"/>
    </style:style>
    <style:style style:name="P25" style:family="paragraph" style:parent-style-name="Standard">
      <style:paragraph-properties fo:text-align="justify" style:justify-single-word="false"/>
      <style:text-properties style:font-name="Liberation Sans" officeooo:paragraph-rsid="00206bb5"/>
    </style:style>
    <style:style style:name="P26" style:family="paragraph" style:parent-style-name="Standard">
      <style:paragraph-properties fo:text-align="justify" style:justify-single-word="false"/>
      <style:text-properties style:font-name="Liberation Sans" officeooo:rsid="0022472a" officeooo:paragraph-rsid="0022472a"/>
    </style:style>
    <style:style style:name="P27" style:family="paragraph" style:parent-style-name="Standard">
      <style:paragraph-properties fo:text-align="justify" style:justify-single-word="false"/>
      <style:text-properties style:font-name="Liberation Sans" officeooo:rsid="0022472a" officeooo:paragraph-rsid="0022e62d"/>
    </style:style>
    <style:style style:name="P28" style:family="paragraph" style:parent-style-name="Standard">
      <style:paragraph-properties fo:text-align="justify" style:justify-single-word="false"/>
      <style:text-properties style:font-name="Liberation Sans" officeooo:rsid="0022e62d" officeooo:paragraph-rsid="0022e62d"/>
    </style:style>
    <style:style style:name="P29" style:family="paragraph" style:parent-style-name="Standard">
      <style:paragraph-properties fo:text-align="justify" style:justify-single-word="false"/>
      <style:text-properties style:font-name="Liberation Sans" officeooo:rsid="0023c30e" officeooo:paragraph-rsid="0023c30e"/>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style:style style:name="T19" style:family="text">
      <style:text-properties officeooo:rsid="002d70a0"/>
    </style:style>
    <style:style style:name="T20" style:family="text">
      <style:text-properties officeooo:rsid="00308652"/>
    </style:style>
    <style:style style:name="T21" style:family="text">
      <style:text-properties officeooo:rsid="00336ca2"/>
    </style:style>
    <style:style style:name="T22" style:family="text">
      <style:text-properties officeooo:rsid="003665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2</text:p>
      <text:p text:style-name="P2"/>
      <text:p text:style-name="P2">The Battler over Technology within the Empire</text:p>
      <text:p text:style-name="P2"/>
      <text:p text:style-name="P3">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3"/>
      <text:p text:style-name="P4">Dependent Colonies</text:p>
      <text:p text:style-name="P4"/>
      <text:p text:style-name="P4">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5"/>
      <text:p text:style-name="P5">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5"/>
      <text:p text:style-name="P6">In the initial stages of settlement the governments of Britain's North American colonies <text:soft-page-break/>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6"/>
      <text:p text:style-name="P6">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6"/>
      <text:p text:style-name="P7">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7"/>
      <text:p text:style-name="P8">Even if there had been a desire to make effective distinctions between emulation and invention, the minimal size of governmental bureaucracies in the seventeenth-century <text:soft-page-break/>colonies rendered effective regulation impossible. Given the overwhelming need for the importation of skills, colonial authorities were disinclined to explore in depth the question of originality.</text:p>
      <text:p text:style-name="P8"/>
      <text:p text:style-name="P8">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8"/>
      <text:p text:style-name="P8">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8"/>
      <text:p text:style-name="P9">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text:soft-page-break/>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9"/>
      <text:p text:style-name="P10">Competitors within the Empire</text:p>
      <text:p text:style-name="P10"/>
      <text:p text:style-name="P10">When the colonies began to produce finished goods that <text:span text:style-name="T5">competed with English and Scottish industries, the imperial mood swung against allowing free flow of machine and skilled workers across the 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1"/>
      <text:p text:style-name="P11">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1"/>
      <text:p text:style-name="P12">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text:soft-page-break/>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2"/>
      <text:p text:style-name="P12">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1"/></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2"/>
      <text:p text:style-name="P13">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3"/>
      <text:p text:style-name="P13">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text:soft-page-break/>“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3"/>
      <text:p text:style-name="P13">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3"/>
      <text:p text:style-name="P13">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3"/>
      <text:p text:style-name="P13">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text:soft-page-break/>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3"/>
      <text:p text:style-name="P13">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3"/>
      <text:p text:style-name="P25"><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text:span><text:soft-page-break/><text:span text:style-name="T7">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25"/>
      <text:p text:style-name="P26"><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27"><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text:span><text:soft-page-break/><text:span text:style-name="T12">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27"/>
      <text:p text:style-name="P28"><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28"/>
      <text:p text:style-name="P29"><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29"><text:soft-page-break/></text:p>
      <text:p text:style-name="P14">Th Battle over Technology and the American Revolution</text:p>
      <text:p text:style-name="P29"/>
      <text:p text:style-name="P14"><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4"/>
      <text:p text:style-name="P15">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26" text:note-class="footnote"><text:note-citation>26</text:note-citation><text:note-body><text:p text:style-name="Footnote"/></text:note-body></text:note></text:p>
      <text:p text:style-name="P15"/>
      <text:p text:style-name="P15">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Manufactures, which must not only render the alliance of the mother country still less and necessary, but materially affect its interest to boot.” The colonists possibly obstruct the Interest of this Kingdom.”</text:span><text:span text:style-name="T16"><text:note text:id="ftn27" text:note-class="footnote"><text:note-citation>27</text:note-citation><text:note-body><text:p text:style-name="Footnote"/></text:note-body></text:note></text:span></text:p>
      <text:p text:style-name="P15"><text:soft-page-break/></text:p>
      <text:p text:style-name="P16">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8" text:note-class="footnote"><text:note-citation>28</text:note-citation><text:note-body><text:p text:style-name="Footnote"/></text:note-body></text:note></text:p>
      <text:p text:style-name="P16"/>
      <text:p text:style-name="P17">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9" text:note-class="footnote"><text:note-citation>29</text:note-citation><text:note-body><text:p text:style-name="Footnote"/></text:note-body></text:note></text:span></text:p>
      <text:p text:style-name="P17"/>
      <text:p text:style-name="P18">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as one between a corrupting Old World and <text:soft-page-break/>the virtuous colonies, Rittenhouse called for severing <text:span text:style-name="T18">all ties with Europe.</text:span><text:span text:style-name="T18"><text:note text:id="ftn30" text:note-class="footnote"><text:note-citation>30</text:note-citation><text:note-body><text:p text:style-name="Footnote"/></text:note-body></text:note></text:span></text:p>
      <text:p text:style-name="P18"/>
      <text:p text:style-name="P19">The boycotts and nonimportation of British goods during the years of struggle brought with them the realization that the United States ought to become self-sufficient. As early as 1768, America's best-known physician, Benjamin Rush of Philadelphia, associated “encouraging American manufactures” with revenge on the “mother country.” A year later he wrote from London in a letter published in the <text:span text:style-name="T15">Philadelphia Journal</text:span> on April 6,1769: “<text:span text:style-name="T19">There is but one expedient left whereby we can save our sinking country, and that is by encouraging American manufactures. Unless we do this, we shall be undone forever. There is scarce a necessary article or even a luxury of life but what might be raised and brought to perfection in some of our provinces.” Rush recommended inviting “hundred of artificers of every kind … to come over from England and settle among us.” In 1775 rush was the honorary speaker at the founding of the United Company of Philadelphia for Promoting American Manufactures, the first large-scale attempt at cotton manufacturing in America, which within a year of its launching already employed hundreds of workers. The company was founded on illegally appropriated British technology. Christopher Tully and Joseph Hague, immigrant artisans who illicitly made their way to Philadelphia and built the machinery for the company, each received fifteen pounds from the Pennsylvania legislature as a reward for introducing the hitherto restricted English technology. Such enterprises, rush told his listeners, were necessary to achieve independence “A people who are entirely dependant upon the foreigners for foreigners for food or clothes, must always be subject to them.”</text:span><text:span text:style-name="T19"><text:note text:id="ftn31" text:note-class="footnote"><text:note-citation>31</text:note-citation><text:note-body><text:p text:style-name="Footnote"/></text:note-body></text:note></text:span></text:p>
      <text:p text:style-name="P19"/>
      <text:p text:style-name="P20">The end of British rule meant that the economic order that had dominated the North American colonies for over a century was no longer enforced. Independence engendered cultural nationalism with its demand that overthrowing the chains of the British Empire be extended to the spheres of science and technology. One of the benefits of independence, argued activist and future historian of the Revolution David Ramsay in 1778, was that without the restrictions of the metropolis, technology and the arts would “raise their drooping heads” and transform the New World into a technological paradise. Another writer complained that during the colonial period “we were dependent on Great Britain,. Her policy and laws restrain us as much as possible from manufacturing.-- Even the great mr. Pitt, in one of his famous speeches, was against permitting so much as a hob-nail to be made in the colonies.” Philadelphia patriot timothy Matlack, speaking in 1780 before the American Philosophical Society, declare: “<text:span text:style-name="T15">British </text:span>Tyranny restrained us from making of Steel, to enrich her Merchants and Manufacturers.” The meaning of independence, Matlack continued, was that “we can now make it ourselves as good as theirs.” And Hugh Williamson of North Carolina implored his countrymen: “Let us turn our attention to manufactures…. instead <text:span text:style-name="T20">of toiling in the field, and becoming poor, that we may enrich the manufacturers of other countries, we shall prosper by our own labour, and enrich our own citizens.”</text:span><text:span text:style-name="T20"><text:note text:id="ftn32" text:note-class="footnote"><text:note-citation>32</text:note-citation><text:note-body><text:p text:style-name="Footnote"/></text:note-body></text:note></text:span></text:p>
      <text:p text:style-name="P20"/>
      <text:p text:style-name="P21">In the early days of the Revolution, proponents of manufactures had hoped that the self-evident advantages of life in the New World would attract many skilled immigrants. Robert Styrettel Jones believed that immigrants would flock to America because “Empire and the arts have been long taking their western tour, and in all their progress have yet found no shore so suitable as this, upon which to fix their lasting residence.” Thomas Paine declared in <text:span text:style-name="T15">Common Sense</text:span> that “our knowledge is hourly improving.” Travelers' accounts of the high standard of <text:soft-page-break/>living and economic possibilities in the New World encouraged European migration. One of the most widely read texts of this genre was Hector St. John de Crèvecoeur's <text:span text:style-name="T15">Letters from an American Farmer</text:span>. Crèvecoeur came to North America in 1765 and ofter the Revolution became the French consul in New York. The New World, he declared in 1782, “has so many charms, and presents to Europeans so many temptations to remain in it.” An immigrant never felt like a foreigner because he could find in the United States all the varieties of European climate and culture. A skilled artisan who chose to immigrate could “expect to be immediately hired, well fed at the table of his employer, and paid four or five times more than he can get in Europe.”<text:note text:id="ftn33" text:note-class="footnote"><text:note-citation>33</text:note-citation><text:note-body><text:p text:style-name="Footnote"/></text:note-body></text:note></text:p>
      <text:p text:style-name="P21"/>
      <text:p text:style-name="P22">During the war, revolutionary leaders naturally recognized that acquiring technology could speed up the attainment of economic independence. Many of the states subsidized iron factories and urge<text:span text:style-name="T21">d a speed-up in the production of linens and woolens. Fortunately for the war effort, women in New England and the Mid-Atlantic states had by the 1770s mastered homespun techniques to prevent severe shortages. The British seemed equally aware of this dimension of the conflict. When Johm Hewson, America's first calico printer, escaped from English custody after he was taken prisoner in the battle of Monmouth, the British offered fifty guineas for information leading to his recapture because they knew of his value to American manufacturing</text:span><text:span text:style-name="T21"><text:note text:id="ftn0" text:note-class="footnote"><text:note-citation>34</text:note-citation><text:note-body><text:p text:style-name="Footnote"/></text:note-body></text:note></text:span><text:span text:style-name="T21">.</text:span></text:p>
      <text:p text:style-name="P22"/>
      <text:p text:style-name="P23">Leader of the war effort recognized the need to privilege industrialization. Workers engaged in the production of iron were exempted from army service. John John, believed that taxes should be collected in the form of “salt petre, wool or yarn” so as to “encourage manufactures.” The Privy Counc<text:span text:style-name="T22">il's 1774 prohibition on the exportation of gunpowder created severe munitions shortages. Congress launched and aggressive campaign to produce saltpeter, gunpowder's key constituent. Jay, for one, was pleased with the “encouragement give... to the manufacture of arms, powder, salt petre and sea-salt.” The patriotic effort was echoed by the various states that through a variety of subsidies tried to promote the creation of an American munitions industry. Alas, efforts during the Revolutionary was to build up American iron and munitions manufacturing were frustrated by persistent labor shortages. The Continental Congress resolved in November 1777 to instruct U.S representatives in Europe to entice “two or three persons, well acquainted with the making of gun-flints” to migrate to America so that they could “instruct persons in that business, and introduce into these states so useful a manufacture.” Patriotic intellectuals also tried to help. Benjamin Rush published an essay on the making of saltpeter, reporting on manufacturing processes in Europe and calling for their emulation. Newspapers and magazines published detailed instructions, written by leading American scientific and technological authorities, on how to make saltpeter and gunpowder. In all these official measures and private initiatives, the theme of American technological difficulties and the need to emulate European technology was constant.</text:span><text:span text:style-name="T22"><text:note text:id="ftn34" text:note-class="footnote"><text:note-citation>35</text:note-citation><text:note-body><text:p text:style-name="Footnote"/></text:note-body></text:note></text:span></text:p>
      <text:p text:style-name="P23"/>
      <text:p text:style-name="P24">The outbreak of hostilities sealed the transformation in the industrial relationship between Britain and its North American colonies. The symbiosis of the early years gave way to a hostile competition over skilled workers and industrial know-how. By the time the shots heard around the world were fired in Concord and Lexington in April 1775, improving the level of American technology through the “illegal” appropriation of England's protected industrial <text:soft-page-break/>technology became a prominent feature of the struggle for political and economic independ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5T10:13:37.784725444</dc:date>
    <dc:creator>Guillermo Lengemann</dc:creator>
    <meta:editing-duration>P3DT6H19M48S</meta:editing-duration>
    <meta:editing-cycles>20</meta:editing-cycles>
    <meta:generator>LibreOffice/4.3.0.4$Linux_X86_64 LibreOffice_project/62ad5818884a2fc2e5780dd45466868d41009ec0</meta:generator>
    <meta:document-statistic meta:table-count="0" meta:image-count="0" meta:object-count="0" meta:page-count="14" meta:paragraph-count="42" meta:word-count="7379" meta:character-count="48496" meta:non-whitespace-character-count="41147"/>
  </office:meta>
</office:document-meta>
</file>